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top="0cm" fo:margin-bottom="0.199cm"/>
      <style:text-properties style:font-name="Calibri" fo:language="en" fo:country="GB"/>
    </style:style>
    <style:style style:name="P2" style:family="paragraph" style:parent-style-name="Standard" style:list-style-name="L3">
      <style:paragraph-properties fo:margin-top="0cm" fo:margin-bottom="0.199cm"/>
      <style:text-properties style:font-name="Calibri" fo:language="en" fo:country="GB"/>
    </style:style>
    <style:style style:name="P3" style:family="paragraph" style:parent-style-name="Standard" style:list-style-name="L2">
      <style:paragraph-properties fo:margin-top="0cm" fo:margin-bottom="0.199cm"/>
      <style:text-properties style:font-name="Calibri" fo:language="en" fo:country="GB" fo:font-weight="bold" style:font-weight-asian="bold" style:font-weight-complex="bold"/>
    </style:style>
    <style:style style:name="P4" style:family="paragraph" style:parent-style-name="Standard">
      <style:paragraph-properties fo:margin-top="0cm" fo:margin-bottom="0.199cm" fo:text-align="center" style:justify-single-word="false"/>
      <style:text-properties fo:color="#004586" style:font-name="Calibri" fo:font-size="14pt" fo:language="en" fo:country="GB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OALS OUTLINE</text:p>
      <text:list xml:id="list67724621934468047" text:style-name="L2">
        <text:list-item>
          <text:p text:style-name="P3">PRISONS</text:p>
          <text:list>
            <text:list-item>
              <text:p text:style-name="P1">Escape from prison</text:p>
              <text:list>
                <text:list-item>
                  <text:p text:style-name="P1">Learn how to swim </text:p>
                </text:list-item>
              </text:list>
            </text:list-item>
          </text:list>
        </text:list-item>
        <text:list-item>
          <text:p text:style-name="P3">GIMMIKS / WE NEED TO ENTER</text:p>
          <text:list>
            <text:list-item>
              <text:p text:style-name="P1">Find a way to enter the city</text:p>
              <text:list>
                <text:list-item>
                  <text:p text:style-name="P1">Join a caravan member</text:p>
                </text:list-item>
              </text:list>
            </text:list-item>
            <text:list-item>
              <text:p text:style-name="P1">Get away from the merchant</text:p>
            </text:list-item>
          </text:list>
        </text:list-item>
        <text:list-item>
          <text:p text:style-name="P3">FIGHT VERSUS TIME / TRACES OF ABRAM</text:p>
          <text:list>
            <text:list-item>
              <text:p text:style-name="P1">Investigate what's happening in the city </text:p>
            </text:list-item>
            <text:list-item>
              <text:p text:style-name="P1">Find Abraham's house</text:p>
            </text:list-item>
            <text:list-item>
              <text:p text:style-name="P1">Discover all the clues in the house before time expire</text:p>
            </text:list-item>
          </text:list>
        </text:list-item>
        <text:list-item>
          <text:p text:style-name="P3">DISCOVERIES / NEED TO GET DEEPER</text:p>
          <text:list>
            <text:list-item>
              <text:p text:style-name="P1">Find out where is the merchant's house</text:p>
            </text:list-item>
            <text:list-item>
              <text:p text:style-name="P1">Persuade him to take us to the rebel's crypt</text:p>
            </text:list-item>
            <text:list-item>
              <text:p text:style-name="P1">Convince the rebels to help us enter the second wall</text:p>
              <text:list>
                <text:list-item>
                  <text:p text:style-name="P1">Inquire about Nimrod <text:s/></text:p>
                </text:list-item>
                <text:list-item>
                  <text:p text:style-name="P1">Fires a rebellion to create a distraction</text:p>
                </text:list-item>
              </text:list>
            </text:list-item>
            <text:list-item>
              <text:p text:style-name="P1">Enter through the second wall</text:p>
            </text:list-item>
          </text:list>
        </text:list-item>
        <text:list-item>
          <text:p text:style-name="P3">FACING THE TRUTH / THE CENTER OF THE KNOWLEDGE</text:p>
          <text:list>
            <text:list-item>
              <text:p text:style-name="P1"><text:s/>Steal the tower's project from the library</text:p>
            </text:list-item>
          </text:list>
        </text:list-item>
      </text:list>
      <text:list xml:id="list1881750471254349299" text:style-name="L3">
        <text:list-item>
          <text:list>
            <text:list-item>
              <text:list>
                <text:list-item>
                  <text:p text:style-name="P2">find the private room in the library</text:p>
                </text:list-item>
                <text:list-item>
                  <text:p text:style-name="P2">discover how to enter</text:p>
                </text:list-item>
                <text:list-item>
                  <text:p text:style-name="P2">steal the key from the priest</text:p>
                </text:list-item>
                <text:list-item>
                  <text:p text:style-name="P2">find the project</text:p>
                </text:list-item>
              </text:list>
            </text:list-item>
          </text:list>
        </text:list-item>
      </text:list>
      <text:list xml:id="list32221495" text:continue-list="list67724621934468047" text:style-name="L2">
        <text:list-item>
          <text:list>
            <text:list-item>
              <text:p text:style-name="P1">solve the enigma to enter the tower</text:p>
            </text:list-item>
          </text:list>
        </text:list-item>
        <text:list-item>
          <text:p text:style-name="P3">ENTER THE TOWER / INSIDE THE TOWER</text:p>
          <text:list>
            <text:list-item>
              <text:p text:style-name="P1"><text:s/>Free Ashildir from temporal trap</text:p>
            </text:list-item>
          </text:list>
        </text:list-item>
        <text:list-item>
          <text:p text:style-name="P3">REVELATIONS</text:p>
          <text:list>
            <text:list-item>
              <text:p text:style-name="P1">Stop Nimrod before enter the tardis</text:p>
            </text:list-item>
          </text:list>
        </text:list-item>
        <text:list-item>
          <text:p text:style-name="P3">THE END</text:p>
          <text:list>
            <text:list-item>
              <text:p text:style-name="P1">Enter the TARDIS again</text:p>
            </text:list-item>
            <text:list-item>
              <text:p text:style-name="P1">Make it clear to the doctor that his behaviour are ba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ica valentini</meta:initial-creator>
    <meta:creation-date>2017-11-03T13:36:46.39</meta:creation-date>
    <dc:date>2017-11-06T12:04:57.05</dc:date>
    <dc:creator>monica valentini</dc:creator>
    <meta:editing-duration>PT1H42M40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1" meta:paragraph-count="33" meta:word-count="216" meta:character-count="1067"/>
  </office:meta>
</office:document-meta>
</file>